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7.1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5.00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top" fo:min-height="2.9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2.0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Source Sans Pro1" fo:font-size="24pt" style:letter-kerning="true" style:font-name-asian="Noto Sans CJK SC1" style:font-size-asian="24pt" style:font-name-complex="Source Sans Pro1" style:font-size-complex="2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Source Sans Pro1" fo:font-size="24pt" style:font-size-asian="24pt" style:font-name-complex="Source Sans Pro1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Noto Sans CJK SC" fo:font-size="24pt" style:font-size-asian="24pt" style:font-name-complex="Noto Sans CJK SC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1" fo:font-size="24pt" style:letter-kerning="true" style:font-name-asian="Noto Sans CJK SC1" style:font-size-asian="24pt" style:font-name-complex="Source Sans Pro1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Source Sans Pro1" fo:font-size="24pt" style:font-size-asian="24pt" style:font-name-complex="Source Sans Pro1" style:font-size-complex="24pt"/>
    </style:style>
    <style:style style:name="T6" style:family="text">
      <style:text-properties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font-name-asian="Noto Sans CJK SC1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style:font-name-asian="Noto Sans CJK SC1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iberation Sans" fo:font-size="44pt" style:letter-kerning="true" style:font-name-asian="Noto Sans CJK SC1" style:font-size-asian="44pt" style:font-name-complex="Lohit Devanagari" style:font-size-complex="44pt"/>
    </style:style>
    <style:style style:name="T11" style:family="text">
      <style:text-properties fo:color="#000000" style:font-name="Noto Sans CJK SC" fo:font-size="24pt" style:font-size-asian="24pt" style:font-name-complex="Noto Sans CJK SC" style:font-size-complex="20pt"/>
    </style:style>
    <style:style style:name="T12" style:family="text">
      <style:text-properties fo:color="#0e1422" style:font-name="Sarabun1" fo:font-size="24pt" style:font-size-asian="24pt" style:font-name-complex="Sarabun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7.603cm" svg:height="16.015cm" svg:x="2.066cm" svg:y="12.557cm">
          <draw:text-box>
            <text:p><text:span text:style-name="T2">1 </text:span><text:span text:style-name="T2">小地圖優化；</text:span></text:p>
            <text:p><text:span text:style-name="T2">2 </text:span><text:span text:style-name="T2">選中模型優化；</text:span></text:p>
            <text:p><text:span text:style-name="T2">3 </text:span><text:span text:style-name="T2">其他；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5.113cm" svg:height="4.191cm" svg:x="2.524cm" svg:y="3.159cm">
          <draw:text-box>
            <text:p text:style-name="P4"><text:span text:style-name="T2">小地圖優化</text:span></text:p>
          </draw:text-box>
        </draw:frame>
        <draw:frame draw:style-name="gr4" draw:text-style-name="P6" draw:layer="layout" svg:width="16.256cm" svg:height="17.145cm" svg:x="2.397cm" svg:y="9.001cm">
          <draw:text-box>
            <text:p><text:span text:style-name="T3">1 </text:span><text:span text:style-name="T3">選中的鴿子改為紅色圓圈，其他的改為半透明圓圈（自動更新）；</text:span></text:p>
            <text:p><text:span text:style-name="T3"/></text:p>
            <text:p><text:span text:style-name="T3">2 </text:span><text:span text:style-name="T3">地圖風格適配；</text:span></text:p>
          </draw:text-box>
        </draw:frame>
      </draw:page>
      <draw:page draw:name="page3" draw:style-name="dp1" draw:master-page-name="Default">
        <draw:frame draw:style-name="gr3" draw:text-style-name="P5" draw:layer="layout" svg:width="15.113cm" svg:height="4.191cm" svg:x="2.397cm" svg:y="2.143cm">
          <draw:text-box>
            <text:p text:style-name="P4"><text:span text:style-name="T2">選中模型優化</text:span></text:p>
          </draw:text-box>
        </draw:frame>
        <draw:frame draw:style-name="gr5" draw:text-style-name="P8" draw:layer="layout" svg:width="16.129cm" svg:height="25.255cm" svg:x="2.651cm" svg:y="8.112cm">
          <draw:text-box>
            <text:p><text:span text:style-name="T4">1 </text:span><text:span text:style-name="T4">屏蔽默認的選中框；</text:span></text:p>
            <text:p><text:span text:style-name="T5"/></text:p>
            <text:p text:style-name="P7"><text:span text:style-name="T6">2 </text:span><text:span text:style-name="T6">選中後變為原來的兩倍大小</text:span><text:span text:style-name="T4">；</text:span></text:p>
            <text:p text:style-name="P7"><text:span text:style-name="T6"/></text:p>
            <text:p text:style-name="P7"><text:span text:style-name="T6"/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9"/></text:p>
            <text:p><text:span text:style-name="T9"/></text:p>
          </draw:text-box>
        </draw:frame>
      </draw:page>
      <draw:page draw:name="page4" draw:style-name="dp1" draw:master-page-name="Default">
        <draw:frame draw:style-name="gr6" draw:text-style-name="P9" draw:layer="layout" svg:width="15.748cm" svg:height="2.921cm" svg:x="2.397cm" svg:y="3.413cm">
          <draw:text-box>
            <text:p text:style-name="P4"><text:span text:style-name="T10">其他</text:span></text:p>
          </draw:text-box>
        </draw:frame>
        <draw:frame draw:style-name="gr7" draw:text-style-name="P10" draw:layer="layout" svg:width="14.936cm" svg:height="22.276cm" svg:x="3.667cm" svg:y="8.112cm">
          <draw:text-box>
            <text:p><text:span text:style-name="T5">待處理：</text:span></text:p>
            <text:p><text:span text:style-name="T5">1 relive</text:span><text:span text:style-name="T5">視角模仿；</text:span></text:p>
            <text:p><text:span text:style-name="T5"><text:tab/></text:span><text:span text:style-name="T5">功能設計：</text:span></text:p>
            <text:p><text:span text:style-name="T4"><text:tab/></text:span><text:span text:style-name="T4">f2</text:span><text:span text:style-name="T4">：模擬鼠標事件進行視角調</text:span><text:span text:style-name="T4">整；</text:span></text:p>
            <text:p><text:span text:style-name="T4"/></text:p>
            <text:p><text:span text:style-name="T4">2 </text:span><text:span text:style-name="T4">天氣效果研究；</text:span></text:p>
            <text:p><text:span text:style-name="T11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2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2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2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4-25T15:22:39.873008640</dc:date>
    <meta:editing-duration>P4DT5H29M26S</meta:editing-duration>
    <meta:editing-cycles>12</meta:editing-cycles>
    <meta:generator>LibreOffice/6.4.7.2$Linux_X86_64 LibreOffice_project/40$Build-2</meta:generator>
    <meta:document-statistic meta:object-count="8"/>
  </office:meta>
</office:document-meta>
</file>